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.Featur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FeaturesToRepoMojo.copy( InputStream is , File dir , String destName , String destDir , byte [ ] buff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pository.Repository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.getBund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FeaturesToRepoMojo.execu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Feature.get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FeaturesToRepoMojo.addFeatures( List &lt; String &gt; features , Set &lt; String &gt; transitiveFeatures , Map &lt; String , Feature &gt; features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ddFeaturesToRepoMojo.translateFromMaven( String uri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pository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FeaturesToRepoMojo.getLocalRepo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ature.get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.getFeatur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eature.addConfig( String name , Map &lt; String , String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.addBundle( String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.load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Feature.addDependency( String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